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6574986582847952224"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7901590182485365693" text:style-name="L2">
        <text:list-item>
          <text:list>
            <text:list-header>
              <text:p text:style-name="P41">1.75 mile warm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355965283759951459"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1"><text:span text:style-name="T12">Splits: 12:28, 12:40, 10:58, 9:45</text:span></text:p>
      <text:p text:style-name="P21"><text:span text:style-name="T12"/></text:p>
      <text:p text:style-name="P21"><text:span text:style-name="T12">Sun Dec 22, 2019 no running</text:span></text:p>
      <text:p text:style-name="P21"><text:span text:style-name="T12"/></text:p>
      <text:p text:style-name="P21"><text:span text:style-name="T12">Mon Dec 23, 2019 </text:span><text:span text:style-name="T10">4 miles</text:span><text:span text:style-name="T12"> <text:s/></text:span></text:p>
      <text:p text:style-name="P21"><text:span text:style-name="T12">I ran 4 miles on hilly roads and up and down Greendale Cemetery hills.</text:span></text:p>
      <text:p text:style-name="P21"><text:span text:style-name="T12">Splits: 11:51, 11:51, 10:15, 10:23<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3T16:35:41.57</dc:date>
    <dc:creator>James  Lombardi</dc:creator>
    <meta:editing-duration>P1DT14H37M1S</meta:editing-duration>
    <meta:editing-cycles>199</meta:editing-cycles>
    <meta:generator>OpenOffice/4.1.2$Win32 OpenOffice.org_project/412m3$Build-9782</meta:generator>
    <meta:document-statistic meta:table-count="0" meta:image-count="0" meta:object-count="0" meta:page-count="33" meta:paragraph-count="841" meta:word-count="9058" meta:character-count="44989"/>
  </office:meta>
</office:document-meta>
</file>